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44" calcext:value-type="float">
            <text:p>111.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08" calcext:value-type="float">
            <text:p>111.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472" calcext:value-type="float">
            <text:p>110.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712" calcext:value-type="float">
            <text:p>110.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944" calcext:value-type="float">
            <text:p>109.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848" calcext:value-type="float">
            <text:p>109.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464" calcext:value-type="float">
            <text:p>109.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1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416" calcext:value-type="float">
            <text:p>109.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408" calcext:value-type="float">
            <text:p>108.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3552" calcext:value-type="float">
            <text:p>108.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12" calcext:value-type="float">
            <text:p>108.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592" calcext:value-type="float">
            <text:p>108.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112" calcext:value-type="float">
            <text:p>108.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664" calcext:value-type="float">
            <text:p>106.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0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872" calcext:value-type="float">
            <text:p>107.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39909</text:p>
          </table:table-cell>
          <table:table-cell office:value-type="string" calcext:value-type="string">
            <text:p>TWDB:0639909</text:p>
          </table:table-cell>
          <table:table-cell office:value-type="string" calcext:value-type="string">
            <text:p>200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152" calcext:value-type="float">
            <text:p>107.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